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0.325cm" fo:min-width="2.85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0.35cm" fo:min-width="2.358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4.05cm" fo:min-width="4.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4.25cm" fo:min-width="4.8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051cm" fo:min-width="1.812cm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9.65cm" fo:min-width="5.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9.65cm" fo:min-width="7.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FreeSans" fo:font-size="9pt" fo:font-style="normal" fo:text-shadow="none" style:text-underline-style="solid" style:text-underline-width="auto" style:text-underline-color="font-color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 draw:fill-gradient-name="Gradient_20_7" draw:fill-hatch-name="Hatch_20_1" draw:fill-image-name="Bitmape_20_1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FreeSans" fo:font-size="9pt" fo:font-style="normal" fo:text-shadow="none" style:text-underline-style="solid" style:text-underline-width="auto" style:text-underline-color="font-color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 draw:fill-gradient-name="Gradient_20_7" draw:fill-hatch-name="Hatch_20_1" draw:fill-image-name="Bitmape_20_1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 style:writing-mode="lr-tb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FreeSans" fo:font-size="9pt" fo:font-style="normal" fo:text-shadow="none" style:text-underline-style="solid" style:text-underline-width="auto" style:text-underline-color="font-color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lassName" draw:style-name="gr1" draw:text-style-name="P2" xml:id="id5" draw:id="id5" draw:layer="layout" svg:width="4cm" svg:height="1.62cm" svg:x="8cm" svg:y="4.1cm">
          <text:p text:style-name="P1"><text:span text:style-name="T1">Task</text:span></text:p>
          <draw:enhanced-geometry svg:viewBox="0 0 1000 404" draw:text-areas="0 0 1000 404" draw:type="NonPrimitive" draw:enhanced-path="M 1000 404 L 1000 0 0 0 0 404 Z"/>
        </draw:custom-shape>
        <draw:custom-shape draw:name="ClassName_0" draw:style-name="gr2" draw:text-style-name="P2" xml:id="id4" draw:id="id4" draw:layer="layout" svg:width="4cm" svg:height="1.62cm" svg:x="1.6cm" svg:y="4.08cm">
          <text:p text:style-name="P1"><text:span text:style-name="T1">Project (Task List)</text:span></text:p>
          <draw:enhanced-geometry svg:viewBox="0 0 1000 404" draw:text-areas="0 0 1000 404" draw:type="NonPrimitive" draw:enhanced-path="M 1000 404 L 1000 0 0 0 0 404 Z"/>
        </draw:custom-shape>
        <draw:custom-shape draw:name="PackageName" draw:style-name="gr3" draw:text-style-name="P4" xml:id="id9" draw:id="id9" draw:layer="layout" svg:width="4cm" svg:height="2.87cm" svg:x="13.7cm" svg:y="3.2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3"><text:span text:style-name="T2">date-fns</text:span></text:p>
          <draw:enhanced-geometry svg:viewBox="0 0 1000 718" draw:text-areas="0 0 $0 $1" draw:type="NonPrimitive" draw:modifiers="837.540614846288 144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custom-shape draw:name="Actor" draw:style-name="gr4" draw:text-style-name="P2" xml:id="id1" draw:id="id1" draw:layer="layout" svg:width="2.205cm" svg:height="3cm" svg:x="2.2cm" svg:y="11.8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text:p text:style-name="P1"><text:span text:style-name="T1">User</text:span></text:p>
          <draw:enhanced-geometry svg:viewBox="0 0 675 1000" draw:text-areas="-100 1000 775 1200" draw:type="NonPrimitive" draw:enhanced-path="M 338 260 L 338 605 N M 0 385 L 675 385 N M 338 605 L 0 1000 N M 338 605 L 675 1000 N U 338 130 260 260 0 360 Z N"/>
        </draw:custom-shape>
        <draw:custom-shape draw:name="ClassName_1" draw:style-name="gr5" draw:text-style-name="P2" xml:id="id8" draw:id="id8" draw:layer="layout" svg:width="4cm" svg:height="1.62cm" svg:x="13.624cm" svg:y="12.346cm">
          <text:p text:style-name="P1"><text:span text:style-name="T1">Display Controller</text:span></text:p>
          <draw:enhanced-geometry svg:viewBox="0 0 1000 404" draw:text-areas="0 0 1000 404" draw:type="NonPrimitive" draw:enhanced-path="M 1000 404 L 1000 0 0 0 0 404 Z"/>
        </draw:custom-shape>
        <draw:connector draw:style-name="gr6" draw:text-style-name="P5" draw:layer="layout" svg:x1="3.302cm" svg:y1="11.8cm" svg:x2="7.18cm" svg:y2="13.15cm" draw:start-shape="id1" draw:start-glue-point="4" draw:end-shape="id2" draw:end-glue-point="6" svg:d="M3302 11800v-891h2301v2241h1577" svg:viewBox="0 0 3879 2242">
          <text:p/>
        </draw:connector>
        <draw:connector draw:style-name="gr6" draw:text-style-name="P5" draw:layer="layout" draw:line-skew="0.949cm" svg:x1="15.6cm" svg:y1="8.5cm" svg:x2="3.6cm" svg:y2="5.7cm" draw:start-shape="id3" draw:start-glue-point="0" draw:end-shape="id4" draw:end-glue-point="2" svg:d="M15600 8500v-450h-12000v-2350" svg:viewBox="0 0 12001 2801">
          <text:p/>
        </draw:connector>
        <draw:connector draw:style-name="gr6" draw:text-style-name="P5" draw:layer="layout" svg:x1="17.6cm" svg:y1="9.31cm" svg:x2="10cm" svg:y2="5.72cm" draw:start-shape="id3" draw:start-glue-point="1" draw:end-shape="id5" draw:end-glue-point="2" svg:d="M17600 9310h502v-2199h-8102v-1391" svg:viewBox="0 0 8103 3591">
          <text:p/>
        </draw:connector>
        <draw:connector draw:style-name="gr7" draw:text-style-name="P5" draw:layer="layout" svg:x1="5.6cm" svg:y1="4.89cm" svg:x2="8cm" svg:y2="4.91cm" draw:start-shape="id4" draw:start-glue-point="1" draw:end-shape="id5" draw:end-glue-point="3" svg:d="M5600 4890h1201v20h1199" svg:viewBox="0 0 2401 21">
          <text:p/>
        </draw:connector>
        <draw:custom-shape draw:style-name="gr8" draw:text-style-name="P6" xml:id="id6" draw:id="id6" draw:layer="layout" svg:width="4.8cm" svg:height="4.3cm" svg:x="3.1cm" svg:y="17.4cm">
          <text:p text:style-name="P6">Project Page </text:p>
          <text:p text:style-name="P6">Load</text:p>
          <text:p text:style-name="P6">Home List</text:p>
          <text:p text:style-name="P6">Or</text:p>
          <text:p text:style-name="P6">Specific Project</text:p>
          <text:p text:style-name="P6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7" draw:id="id7" draw:layer="layout" svg:width="5.3cm" svg:height="4.5cm" svg:x="12.4cm" svg:y="17.3cm">
          <text:p text:style-name="P6">Task Pag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8" draw:layer="layout" svg:x1="7.9cm" svg:y1="19.55cm" svg:x2="12.4cm" svg:y2="19.55cm" draw:start-shape="id6" draw:start-glue-point="7" draw:end-shape="id7" draw:end-glue-point="5" svg:d="M7900 19550h4500" svg:viewBox="0 0 4501 1">
          <text:p text:style-name="P7">Select Task</text:p>
          <text:p text:style-name="P7"/>
        </draw:connector>
        <draw:connector draw:style-name="gr10" draw:text-style-name="P8" draw:layer="layout" draw:line-skew="0.498cm" svg:x1="15.05cm" svg:y1="21.8cm" svg:x2="5.5cm" svg:y2="21.7cm" draw:start-shape="id7" draw:start-glue-point="6" draw:end-shape="id6" draw:end-glue-point="6" svg:d="M15050 21800v1000h-9550v-1100" svg:viewBox="0 0 9551 1101">
          <text:p text:style-name="P7">Select Back/Project</text:p>
        </draw:connector>
        <draw:custom-shape draw:style-name="gr11" draw:text-style-name="P6" xml:id="id2" draw:id="id2" draw:layer="layout" svg:width="3.8cm" svg:height="2.3cm" svg:x="6.8cm" svg:y="12cm">
          <text:p text:style-name="P6">Index</text:p>
          <text:p text:style-name="P6">Pag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5" draw:layer="layout" svg:x1="8.313cm" svg:y1="14.3cm" svg:x2="5.5cm" svg:y2="17.4cm" draw:start-shape="id2" draw:start-glue-point="7" draw:end-shape="id6" draw:end-glue-point="4" svg:d="M8313 14300v1551h-2813v1549" svg:viewBox="0 0 2814 3101">
          <text:p/>
        </draw:connector>
        <draw:connector draw:style-name="gr7" draw:text-style-name="P5" draw:layer="layout" draw:line-skew="0.399cm" svg:x1="8.7cm" svg:y1="14.3cm" svg:x2="15.05cm" svg:y2="17.3cm" draw:start-shape="id2" draw:start-glue-point="8" draw:end-shape="id7" draw:end-glue-point="4" svg:d="M8700 14300v1900h6350v1100" svg:viewBox="0 0 6351 3001">
          <text:p/>
        </draw:connector>
        <draw:connector draw:style-name="gr6" draw:text-style-name="P5" draw:layer="layout" svg:x1="10.213cm" svg:y1="13.15cm" svg:x2="13.624cm" svg:y2="13.156cm" draw:start-shape="id2" draw:start-glue-point="9" draw:end-shape="id8" svg:d="M10213 13150h1900v6h1511" svg:viewBox="0 0 3412 7">
          <text:p/>
        </draw:connector>
        <draw:connector draw:style-name="gr7" draw:text-style-name="P5" draw:layer="layout" svg:x1="13.7cm" svg:y1="4.922cm" svg:x2="12cm" svg:y2="4.91cm" draw:start-shape="id9" draw:start-glue-point="5" draw:end-shape="id5" draw:end-glue-point="1" svg:d="M13700 4922h-849v-12h-851" svg:viewBox="0 0 1701 13">
          <text:p/>
        </draw:connector>
        <draw:custom-shape draw:name="ClassName_2" draw:style-name="gr12" draw:text-style-name="P2" xml:id="id3" draw:id="id3" draw:layer="layout" svg:width="4cm" svg:height="1.62cm" svg:x="13.6cm" svg:y="8.5cm">
          <text:p text:style-name="P1"><text:span text:style-name="T1">Todo </text:span><text:span text:style-name="T1">Cont</text:span><text:span text:style-name="T1">rolle</text:span><text:span text:style-name="T1">r</text:span></text:p>
          <draw:enhanced-geometry svg:viewBox="0 0 1000 404" draw:text-areas="0 0 1000 404" draw:type="NonPrimitive" draw:enhanced-path="M 1000 404 L 1000 0 0 0 0 404 Z"/>
        </draw:custom-shape>
        <draw:connector draw:style-name="gr6" draw:text-style-name="P5" draw:layer="layout" svg:x1="15.6cm" svg:y1="10.12cm" svg:x2="15.624cm" svg:y2="12.346cm" draw:start-shape="id3" draw:start-glue-point="2" draw:end-shape="id8" draw:end-glue-point="0" svg:d="M15600 10120v1114h24v1112" svg:viewBox="0 0 25 2227">
          <text:p/>
        </draw:connector>
      </draw:page>
      <draw:page draw:name="Display Components" draw:style-name="dp1" draw:master-page-name="Default">
        <draw:custom-shape draw:style-name="gr13" draw:text-style-name="P7" draw:layer="layout" svg:width="6.1cm" svg:height="9.9cm" svg:x="1.5cm" svg:y="5.6cm">
          <text:p text:style-name="P7"><text:span text:style-name="T3">Header</text:span></text:p>
          <text:p text:style-name="P7"><text:span text:style-name="T4">Project </text:span><text:span text:style-name="T4">list</text:span></text:p>
          <text:p text:style-name="P7"><text:span text:style-name="T4">Project </text:span><text:span text:style-name="T4">add</text:span></text:p>
          <text:p text:style-name="P7"><text:span text:style-name="T4">Settings </text:span><text:span text:style-name="T4">button</text:span></text:p>
          <text:p text:style-name="P7"><text:span text:style-name="T4">Current </text:span><text:span text:style-name="T4">Title/na</text:span><text:span text:style-name="T4">me</text:span></text:p>
          <text:p text:style-name="P7"><text:span text:style-name="T4">Edit </text:span><text:span text:style-name="T4">title/nam</text:span><text:span text:style-name="T4">e</text:span></text:p>
          <text:p text:style-name="P7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7" draw:layer="layout" svg:width="8cm" svg:height="9.9cm" svg:x="8.5cm" svg:y="5.5cm">
          <text:p text:style-name="P7"><text:span text:style-name="T3">Project Page</text:span></text:p>
          <text:p text:style-name="P7"><text:span text:style-name="T4">Project Specific (PS) Tasks</text:span></text:p>
          <text:p text:style-name="P7"><text:span text:style-name="T4">- check mark</text:span></text:p>
          <text:p text:style-name="P7"><text:span text:style-name="T4">- task name</text:span></text:p>
          <text:p text:style-name="P7"><text:span text:style-name="T4">- task due date</text:span></text:p>
          <text:p text:style-name="P7"><text:span text:style-name="T4">- task options</text:span></text:p>
          <text:p text:style-name="P7"><text:span text:style-name="T4">Completed List of PS tasks</text:span></text:p>
          <text:p text:style-name="P9"><text:span text:style-name="T5">Add task</text:span></text:p>
          <text:p text:style-name="P7"><text:span text:style-name="T6">Sort button on tasks</text:span></text:p>
          <text:p text:style-name="P7"><text:span text:style-name="T4"/></text:p>
          <text:p text:style-name="P7"><text:span text:style-name="T4"/></text:p>
          <text:p text:style-name="P7"><text:span text:style-name="T4"/></text:p>
          <text:p text:style-name="P7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7" draw:layer="layout" svg:width="8cm" svg:height="9.9cm" svg:x="17.3cm" svg:y="5.5cm">
          <text:p text:style-name="P7"><text:span text:style-name="T3">Task Page</text:span></text:p>
          <text:p text:style-name="P7"><text:span text:style-name="T4">Task Start </text:span><text:span text:style-name="T4">Date</text:span></text:p>
          <text:p text:style-name="P7"><text:span text:style-name="T4">Task End </text:span><text:span text:style-name="T4">Date</text:span></text:p>
          <text:p text:style-name="P7"><text:span text:style-name="T4">Task Status</text:span></text:p>
          <text:p text:style-name="P7"><text:span text:style-name="T4">Change </text:span><text:span text:style-name="T4">project</text:span></text:p>
          <text:p text:style-name="P7"><text:span text:style-name="T4">Back to </text:span><text:span text:style-name="T4">Project View</text:span></text:p>
          <text:p text:style-name="P7"><text:span text:style-name="T4">Description</text:span></text:p>
          <text:p text:style-name="P7"><text:span text:style-name="T4">Task Options</text:span></text:p>
          <text:p text:style-name="P7"><text:span text:style-name="T4"/></text:p>
          <text:p text:style-name="P7"><text:span text:style-name="T4"/></text:p>
          <text:p text:style-name="P7"/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13:49:54.013248651</meta:creation-date>
    <dc:date>2022-02-16T17:15:53.145335359</dc:date>
    <meta:editing-duration>PT4H27M19S</meta:editing-duration>
    <meta:editing-cycles>3</meta:editing-cycles>
    <meta:generator>LibreOffice/6.4.7.2$Linux_X86_64 LibreOffice_project/40$Build-2</meta:generator>
    <meta:document-statistic meta:object-count="23"/>
  </office:meta>
</office:document-meta>
</file>